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1000001FFACEB88ADDF722922.jpg" manifest:media-type="image/jpeg"/>
  <manifest:file-entry manifest:full-path="Pictures/10000000000005C600000224C24A788F1EFA070B.jpg" manifest:media-type="image/jpeg"/>
  <manifest:file-entry manifest:full-path="Pictures/10000000000005BB000002032E00E745100CB9BC.jpg" manifest:media-type="image/jpeg"/>
  <manifest:file-entry manifest:full-path="Pictures/1000000000000523000001C3FE8E25D9F0328DAE.jpg" manifest:media-type="image/jpeg"/>
  <manifest:file-entry manifest:full-path="Pictures/1000000000000521000001EB302D495B638D583B.jpg" manifest:media-type="image/jpeg"/>
  <manifest:file-entry manifest:full-path="Pictures/10000000000004EF0000022E36F8C5393ED58CB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2.4811in" draw:z-index="0"><draw:image xlink:href="Pictures/10000000000005C600000224C24A788F1EFA070B.jpg" xlink:type="simple" xlink:show="embed" xlink:actuate="onLoad"/></draw:frame><draw:frame draw:style-name="fr2" draw:name="Image2" text:anchor-type="paragraph" svg:x="0.1252in" svg:y="2.9272in" svg:width="6.6929in" svg:height="2.3492in" draw:z-index="1"><draw:image xlink:href="Pictures/10000000000005BB000002032E00E745100CB9BC.jpg" xlink:type="simple" xlink:show="embed" xlink:actuate="onLoad"/></draw:frame><draw:frame draw:style-name="fr2" draw:name="Image3" text:anchor-type="paragraph" svg:x="0.2398in" svg:y="5.448in" svg:width="6.6929in" svg:height="2.9571in" draw:z-index="2"><draw:image xlink:href="Pictures/10000000000004EF0000022E36F8C5393ED58CB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paragraph" svg:width="6.6929in" svg:height="2.2953in" draw:z-index="3"><draw:image xlink:href="Pictures/1000000000000523000001C3FE8E25D9F0328DAE.jpg" xlink:type="simple" xlink:show="embed" xlink:actuate="onLoad"/></draw:frame><draw:frame draw:style-name="fr2" draw:name="Image5" text:anchor-type="paragraph" svg:x="0.1665in" svg:y="2.6665in" svg:width="6.6929in" svg:height="2.5028in" draw:z-index="4"><draw:image xlink:href="Pictures/1000000000000521000001EB302D495B638D583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width="6.6929in" svg:height="2.8472in" draw:z-index="5"><draw:image xlink:href="Pictures/10000000000004B1000001FFACEB88ADDF72292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2:05:09.418662555</meta:creation-date>
    <dc:date>2017-06-09T12:46:31.302333161</dc:date>
    <meta:editing-duration>PT11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